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36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a622" officeooo:paragraph-rsid="0009a622"/>
    </style:style>
    <style:style style:name="P2" style:family="paragraph" style:parent-style-name="Standard">
      <style:text-properties officeooo:rsid="000ac0ea" officeooo:paragraph-rsid="000ac0ea"/>
    </style:style>
    <style:style style:name="P3" style:family="paragraph" style:parent-style-name="Standard">
      <style:text-properties officeooo:rsid="000b7f12" officeooo:paragraph-rsid="000b7f12"/>
    </style:style>
    <style:style style:name="P4" style:family="paragraph" style:parent-style-name="Standard">
      <style:text-properties style:text-underline-style="solid" style:text-underline-width="auto" style:text-underline-color="font-color" officeooo:rsid="000b7f12" officeooo:paragraph-rsid="000b7f12"/>
    </style:style>
    <style:style style:name="P5" style:family="paragraph" style:parent-style-name="Standard">
      <style:text-properties style:text-underline-style="solid" style:text-underline-width="auto" style:text-underline-color="font-color" officeooo:rsid="000dd077" officeooo:paragraph-rsid="000dd077"/>
    </style:style>
    <style:style style:name="P6" style:family="paragraph" style:parent-style-name="Standard">
      <style:text-properties style:text-underline-style="solid" style:text-underline-width="auto" style:text-underline-color="font-color" officeooo:rsid="000df944" officeooo:paragraph-rsid="000df944"/>
    </style:style>
    <style:style style:name="P7" style:family="paragraph" style:parent-style-name="Standard">
      <style:text-properties style:text-underline-style="solid" style:text-underline-width="auto" style:text-underline-color="font-color" officeooo:rsid="000f770c" officeooo:paragraph-rsid="000f770c"/>
    </style:style>
    <style:style style:name="P8" style:family="paragraph" style:parent-style-name="Standard">
      <style:text-properties style:text-underline-style="solid" style:text-underline-width="auto" style:text-underline-color="font-color" officeooo:paragraph-rsid="0010fe59"/>
    </style:style>
    <style:style style:name="P9" style:family="paragraph" style:parent-style-name="Standard">
      <style:text-properties style:text-underline-style="solid" style:text-underline-width="auto" style:text-underline-color="font-color" officeooo:rsid="0012934f" officeooo:paragraph-rsid="0012934f"/>
    </style:style>
    <style:style style:name="P10" style:family="paragraph" style:parent-style-name="Standard">
      <style:text-properties style:text-underline-style="solid" style:text-underline-width="auto" style:text-underline-color="font-color" officeooo:rsid="001471ff" officeooo:paragraph-rsid="001471ff"/>
    </style:style>
    <style:style style:name="P11" style:family="paragraph" style:parent-style-name="Standard">
      <style:text-properties style:text-underline-style="solid" style:text-underline-width="auto" style:text-underline-color="font-color" officeooo:rsid="0014eb9f" officeooo:paragraph-rsid="0014eb9f"/>
    </style:style>
    <style:style style:name="P12" style:family="paragraph" style:parent-style-name="Standard">
      <style:text-properties style:text-underline-style="solid" style:text-underline-width="auto" style:text-underline-color="font-color" officeooo:rsid="0015f2d3" officeooo:paragraph-rsid="0015f2d3"/>
    </style:style>
    <style:style style:name="P13" style:family="paragraph" style:parent-style-name="Standard">
      <style:text-properties style:text-underline-style="none" officeooo:rsid="000b7f12" officeooo:paragraph-rsid="000b7f12"/>
    </style:style>
    <style:style style:name="P14" style:family="paragraph" style:parent-style-name="Standard">
      <style:text-properties style:text-underline-style="none" officeooo:rsid="000dd077" officeooo:paragraph-rsid="000dd077"/>
    </style:style>
    <style:style style:name="P15" style:family="paragraph" style:parent-style-name="Standard">
      <style:text-properties style:text-underline-style="none" fo:font-weight="bold" officeooo:rsid="000dd077" officeooo:paragraph-rsid="000dd077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0df944" officeooo:paragraph-rsid="000df944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0f770c" officeooo:paragraph-rsid="000f770c" style:font-weight-asian="bold" style:font-weight-complex="bold"/>
    </style:style>
    <style:style style:name="P18" style:family="paragraph" style:parent-style-name="Standard">
      <style:text-properties style:text-underline-style="none" officeooo:rsid="000df944" officeooo:paragraph-rsid="000df944"/>
    </style:style>
    <style:style style:name="P19" style:family="paragraph" style:parent-style-name="Standard">
      <style:text-properties style:text-underline-style="none" officeooo:rsid="000f770c" officeooo:paragraph-rsid="000f770c"/>
    </style:style>
    <style:style style:name="P20" style:family="paragraph" style:parent-style-name="Standard">
      <style:text-properties style:text-underline-style="none" officeooo:rsid="0012934f" officeooo:paragraph-rsid="0012934f"/>
    </style:style>
    <style:style style:name="P21" style:family="paragraph" style:parent-style-name="Standard">
      <style:text-properties style:text-underline-style="none" officeooo:rsid="001471ff" officeooo:paragraph-rsid="001471ff"/>
    </style:style>
    <style:style style:name="P22" style:family="paragraph" style:parent-style-name="Standard">
      <style:text-properties fo:font-weight="bold" officeooo:rsid="0009a622" officeooo:paragraph-rsid="0009a622" style:font-weight-asian="bold" style:font-weight-complex="bold"/>
    </style:style>
    <style:style style:name="P23" style:family="paragraph" style:parent-style-name="Standard">
      <style:text-properties fo:font-weight="bold" officeooo:rsid="0014eb9f" officeooo:paragraph-rsid="0014eb9f" style:font-weight-asian="bold" style:font-weight-complex="bold"/>
    </style:style>
    <style:style style:name="P24" style:family="paragraph" style:parent-style-name="Standard">
      <style:text-properties officeooo:paragraph-rsid="0010fe59"/>
    </style:style>
    <style:style style:name="P25" style:family="paragraph" style:parent-style-name="Standard">
      <style:text-properties officeooo:paragraph-rsid="001471ff"/>
    </style:style>
    <style:style style:name="P26" style:family="paragraph" style:parent-style-name="Standard">
      <style:text-properties officeooo:rsid="001471ff" officeooo:paragraph-rsid="001471ff"/>
    </style:style>
    <style:style style:name="P27" style:family="paragraph" style:parent-style-name="Standard">
      <style:text-properties officeooo:rsid="0014eb9f" officeooo:paragraph-rsid="0014eb9f"/>
    </style:style>
    <style:style style:name="P28" style:family="paragraph" style:parent-style-name="Standard">
      <style:text-properties officeooo:rsid="0014eb9f" officeooo:paragraph-rsid="0015f2d3"/>
    </style:style>
    <style:style style:name="P29" style:family="paragraph" style:parent-style-name="Standard">
      <style:text-properties officeooo:rsid="0015f2d3" officeooo:paragraph-rsid="0015f2d3"/>
    </style:style>
    <style:style style:name="P30" style:family="paragraph" style:parent-style-name="Standard">
      <style:text-properties officeooo:rsid="0015f2d3" officeooo:paragraph-rsid="001779ec"/>
    </style:style>
    <style:style style:name="P31" style:family="paragraph" style:parent-style-name="Standard">
      <style:text-properties officeooo:paragraph-rsid="001779ec"/>
    </style:style>
    <style:style style:name="P32" style:family="paragraph" style:parent-style-name="Standard">
      <style:text-properties officeooo:rsid="001779ec" officeooo:paragraph-rsid="001779ec"/>
    </style:style>
    <style:style style:name="P33" style:family="paragraph" style:parent-style-name="Standard">
      <style:text-properties officeooo:rsid="0017e3c9" officeooo:paragraph-rsid="0017e3c9"/>
    </style:style>
    <style:style style:name="P34" style:family="paragraph" style:parent-style-name="Table_20_Contents">
      <style:text-properties officeooo:rsid="0012934f" officeooo:paragraph-rsid="0012934f"/>
    </style:style>
    <style:style style:name="P35" style:family="paragraph" style:parent-style-name="Table_20_Contents">
      <style:text-properties officeooo:rsid="0012934f" officeooo:paragraph-rsid="001471ff"/>
    </style:style>
    <style:style style:name="P36" style:family="paragraph" style:parent-style-name="Table_20_Contents">
      <style:text-properties officeooo:rsid="0012934f" officeooo:paragraph-rsid="001779ec"/>
    </style:style>
    <style:style style:name="P37" style:family="paragraph" style:parent-style-name="Table_20_Contents">
      <style:text-properties officeooo:rsid="001471ff" officeooo:paragraph-rsid="001471ff"/>
    </style:style>
    <style:style style:name="P38" style:family="paragraph" style:parent-style-name="Table_20_Contents">
      <style:text-properties officeooo:rsid="001471ff" officeooo:paragraph-rsid="001779ec"/>
    </style:style>
    <style:style style:name="P39" style:family="paragraph" style:parent-style-name="Table_20_Contents">
      <style:text-properties officeooo:rsid="001779ec" officeooo:paragraph-rsid="001779ec"/>
    </style:style>
    <style:style style:name="T1" style:family="text">
      <style:text-properties officeooo:rsid="000f770c"/>
    </style:style>
    <style:style style:name="T2" style:family="text">
      <style:text-properties style:text-underline-style="none" officeooo:rsid="000f770c"/>
    </style:style>
    <style:style style:name="T3" style:family="text">
      <style:text-properties officeooo:rsid="001471ff"/>
    </style:style>
    <style:style style:name="T4" style:family="text">
      <style:text-properties officeooo:rsid="0015f2d3"/>
    </style:style>
    <style:style style:name="T5" style:family="text">
      <style:text-properties officeooo:rsid="001779e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Hometask #3</text:p>
      <text:p text:style-name="P1"/>
      <text:p text:style-name="P22">Quiz #1</text:p>
      <text:p text:style-name="P1"/>
      <text:p text:style-name="P2">1. In a LAN, which of the following terms best equates to the term VLAN?</text:p>
      <text:p text:style-name="P2"/>
      <text:p text:style-name="P3">A. Collision domain</text:p>
      <text:p text:style-name="P4">B. Broadcast domain</text:p>
      <text:p text:style-name="P3">D. Single switch</text:p>
      <text:p text:style-name="P4">E. Trunk</text:p>
      <text:p text:style-name="P3"/>
      <text:p text:style-name="P3">2. Imagine a switch with three configured VLANs. How many IP subnets are required, assuming that all hosts in all VLANs want to use TCP/IP?</text:p>
      <text:p text:style-name="P3"/>
      <text:p text:style-name="P4">A. 0</text:p>
      <text:p text:style-name="P3">B. 1</text:p>
      <text:p text:style-name="P3">C. 2</text:p>
      <text:p text:style-name="P13">D. 3</text:p>
      <text:p text:style-name="P3">E. You can’t tell from the information provided</text:p>
      <text:p text:style-name="P1"/>
      <text:p text:style-name="P3">3. Switch SW1 sends a frame to switch SW2 using 802.1Q trunking. Which of the answers describes how SW1 changes or adds to the Ethernet frame before forwarding the frame to SW2?</text:p>
      <text:p text:style-name="P3"/>
      <text:p text:style-name="P3">A. Inserts a 4-byte header and does change the MAC addresses</text:p>
      <text:p text:style-name="P3">B. Inserts a 4-byte header and does not change the MAC adresses</text:p>
      <text:p text:style-name="P3">C. Encapsulates the original frame behind an entirely-new Ethernet header</text:p>
      <text:p text:style-name="P4">D. None of the other answers are correct</text:p>
      <text:p text:style-name="P4"/>
      <text:p text:style-name="P15">Quiz #2</text:p>
      <text:p text:style-name="P14"/>
      <text:p text:style-name="P14">1. Host A is a PC connected to switch SW1 and assigned to VLAN 1. Which of the following are typically assigned an IP adress in the same subnet as host A? (Select two answers)</text:p>
      <text:p text:style-name="P14"/>
      <text:p text:style-name="P14">A. The local router’s WAN interface </text:p>
      <text:p text:style-name="P5">B. The local router’s LAN interface</text:p>
      <text:p text:style-name="P14">C. All other hosts attached to the same switch</text:p>
      <text:p text:style-name="P5">D. Other hosts attached to the same switch and also in VLAN 1</text:p>
      <text:p text:style-name="P5"/>
      <text:p text:style-name="P14">2. Which of the following are private IP networks? (Select two answers)</text:p>
      <text:p text:style-name="P14"/>
      <text:p text:style-name="P5">A. 172.31.0.0</text:p>
      <text:p text:style-name="P14">B. 172.32.0.0</text:p>
      <text:p text:style-name="P5">C. 192.168.255.0</text:p>
      <text:p text:style-name="P14">D. 192.1.168.0</text:p>
      <text:p text:style-name="P18">C. 11.0.0.0</text:p>
      <text:p text:style-name="P18"/>
      <text:p text:style-name="P18">3. Which of the following are public IP networks? (Select three answers)</text:p>
      <text:p text:style-name="P18"/>
      <text:p text:style-name="P6">A. 9.0.0.0</text:p>
      <text:p text:style-name="P18">B. 172.30.0.0</text:p>
      <text:p text:style-name="P18">C. 192.168.255.0</text:p>
      <text:p text:style-name="P6">D. 192.1.168.0</text:p>
      <text:p text:style-name="P6"><text:soft-page-break/>E. 1.0.0.0</text:p>
      <text:p text:style-name="P18"/>
      <text:p text:style-name="P16">Quiz #3</text:p>
      <text:p text:style-name="P18"/>
      <text:p text:style-name="P18">1. Which of the following are not valid Class A network IDs? (Choose two answers)</text:p>
      <text:p text:style-name="P18"/>
      <text:p text:style-name="P18">A. 1.0.0.0</text:p>
      <text:p text:style-name="P6">B. 130.0.0.0</text:p>
      <text:p text:style-name="P6">C. 127.0.0.0</text:p>
      <text:p text:style-name="P18">D. 9.0.0.0</text:p>
      <text:p text:style-name="P18"/>
      <text:p text:style-name="P19">2. Which of the following are not valid Class B network IDs?</text:p>
      <text:p text:style-name="P19"/>
      <text:p text:style-name="P19">A. 130.0.0.0</text:p>
      <text:p text:style-name="P19">B. 191.255.0.0</text:p>
      <text:p text:style-name="P19">C. 128.0.0.0</text:p>
      <text:p text:style-name="P19">D. 150.255.0.0</text:p>
      <text:p text:style-name="P7">E. All are valid Class B network IDs</text:p>
      <text:p text:style-name="P7"/>
      <text:p text:style-name="P19">3. Which of the following are true about IP adress 172.16.99.45’s IP network? (Select two answers)</text:p>
      <text:p text:style-name="P19"/>
      <text:p text:style-name="P19">A. The network ID is 172.0.0.0</text:p>
      <text:p text:style-name="P7">B. The network is a Class B network</text:p>
      <text:p text:style-name="P24"><text:span text:style-name="T2">C. The default mask for the network is 255.255.255.0</text:span></text:p>
      <text:p text:style-name="P8"><text:span text:style-name="T1">D. The number of host bits in the unsubnetted network is 16</text:span></text:p>
      <text:p text:style-name="P7"/>
      <text:p text:style-name="P17">Quiz #4</text:p>
      <text:p text:style-name="P19"/>
      <text:p text:style-name="P20">1. Which of the following answers lists the prefix (CIDR) format equivalent of 255.255.254.0?</text:p>
      <text:p text:style-name="P20"/>
      <text:p text:style-name="P20">A. /19</text:p>
      <text:p text:style-name="P20">B. /20</text:p>
      <text:p text:style-name="P9">C. /23</text:p>
      <text:p text:style-name="P20">D. /24</text:p>
      <text:p text:style-name="P20">E. /25</text:p>
      <text:p text:style-name="P20"/>
      <table:table table:name="Table1" table:style-name="Table1">
        <table:table-column table:style-name="Table1.A" table:number-columns-repeated="4"/>
        <table:table-row table:style-name="TableLine94099272923584">
          <table:table-cell table:style-name="Table1.A1" office:value-type="string">
            <text:p text:style-name="P34">255</text:p>
          </table:table-cell>
          <table:table-cell table:style-name="Table1.A1" office:value-type="string">
            <text:p text:style-name="P34">255</text:p>
          </table:table-cell>
          <table:table-cell table:style-name="Table1.A1" office:value-type="string">
            <text:p text:style-name="P34">254</text:p>
          </table:table-cell>
          <table:table-cell table:style-name="Table1.D1" office:value-type="string">
            <text:p text:style-name="P34">0</text:p>
          </table:table-cell>
        </table:table-row>
        <table:table-row table:style-name="TableLine94099272923584">
          <table:table-cell table:style-name="Table1.A2" office:value-type="string">
            <text:p text:style-name="P34">11111111</text:p>
          </table:table-cell>
          <table:table-cell table:style-name="Table1.A2" office:value-type="string">
            <text:p text:style-name="P34">11111111</text:p>
          </table:table-cell>
          <table:table-cell table:style-name="Table1.A2" office:value-type="string">
            <text:p text:style-name="P34">11111110</text:p>
          </table:table-cell>
          <table:table-cell table:style-name="Table1.D2" office:value-type="string">
            <text:p text:style-name="P34">00000000</text:p>
          </table:table-cell>
        </table:table-row>
        <table:table-row table:style-name="TableLine94099272923584">
          <table:table-cell table:style-name="Table1.A2" office:value-type="string">
            <text:p text:style-name="P34">8</text:p>
          </table:table-cell>
          <table:table-cell table:style-name="Table1.A2" office:value-type="string">
            <text:p text:style-name="P34">8</text:p>
          </table:table-cell>
          <table:table-cell table:style-name="Table1.A2" office:value-type="string">
            <text:p text:style-name="P34">7</text:p>
          </table:table-cell>
          <table:table-cell table:style-name="Table1.D2" office:value-type="string">
            <text:p text:style-name="P34">0</text:p>
          </table:table-cell>
        </table:table-row>
      </table:table>
      <text:p text:style-name="P20"/>
      <text:p text:style-name="P20">8+8+7+0 = 23</text:p>
      <text:p text:style-name="P19"/>
      <text:p text:style-name="P20">2. Which of the following answers lists the prefix (CIDR) format equivalent of 255.255.255.240?</text:p>
      <text:p text:style-name="P20"/>
      <text:p text:style-name="P20">A. /26</text:p>
      <text:p text:style-name="P9">B. /28</text:p>
      <text:p text:style-name="P20">C. /27</text:p>
      <text:p text:style-name="P20">D. /30</text:p>
      <text:p text:style-name="P20">E. /29</text:p>
      <text:p text:style-name="P20"/>
      <text:p text:style-name="P20"/>
      <table:table table:name="Table2" table:style-name="Table2">
        <table:table-column table:style-name="Table2.A" table:number-columns-repeated="4"/>
        <text:soft-page-break/>
        <table:table-row table:style-name="TableLine94099243843248">
          <table:table-cell table:style-name="Table2.A1" office:value-type="string">
            <text:p text:style-name="P34">255</text:p>
          </table:table-cell>
          <table:table-cell table:style-name="Table2.A1" office:value-type="string">
            <text:p text:style-name="P34">255</text:p>
          </table:table-cell>
          <table:table-cell table:style-name="Table2.A1" office:value-type="string">
            <text:p text:style-name="P34">255</text:p>
          </table:table-cell>
          <table:table-cell table:style-name="Table2.D1" office:value-type="string">
            <text:p text:style-name="P34">240</text:p>
          </table:table-cell>
        </table:table-row>
        <table:table-row table:style-name="TableLine94099243843248">
          <table:table-cell table:style-name="Table2.A2" office:value-type="string">
            <text:p text:style-name="P34">11111111</text:p>
          </table:table-cell>
          <table:table-cell table:style-name="Table2.A2" office:value-type="string">
            <text:p text:style-name="P34">11111111</text:p>
          </table:table-cell>
          <table:table-cell table:style-name="Table2.A2" office:value-type="string">
            <text:p text:style-name="P34">11111111</text:p>
          </table:table-cell>
          <table:table-cell table:style-name="Table2.D2" office:value-type="string">
            <text:p text:style-name="P34">11110000</text:p>
          </table:table-cell>
        </table:table-row>
        <table:table-row table:style-name="TableLine94099243843248">
          <table:table-cell table:style-name="Table2.A2" office:value-type="string">
            <text:p text:style-name="P34">8</text:p>
          </table:table-cell>
          <table:table-cell table:style-name="Table2.A2" office:value-type="string">
            <text:p text:style-name="P34">8</text:p>
          </table:table-cell>
          <table:table-cell table:style-name="Table2.A2" office:value-type="string">
            <text:p text:style-name="P34">8</text:p>
          </table:table-cell>
          <table:table-cell table:style-name="Table2.D2" office:value-type="string">
            <text:p text:style-name="P34">4</text:p>
          </table:table-cell>
        </table:table-row>
      </table:table>
      <text:p text:style-name="P20"/>
      <text:p text:style-name="P20">8+8+8+4 = 28</text:p>
      <text:p text:style-name="P20"/>
      <text:p text:style-name="P20">3. Which of the following answers lists the dotted-decimal notation (DDN) equivalent of /30?</text:p>
      <text:p text:style-name="P20"/>
      <text:p text:style-name="P21">A. 255.255.255.192</text:p>
      <text:p text:style-name="P10">B. 255.255.255.252</text:p>
      <text:p text:style-name="P21">C. 255.255.255.240</text:p>
      <text:p text:style-name="P21">D. 255.255.254.0</text:p>
      <text:p text:style-name="P21">E. 255.255.255.0</text:p>
      <text:p text:style-name="P20"/>
      <text:p text:style-name="P20">8+8+8+6 = 30</text:p>
      <text:p text:style-name="P20"/>
      <table:table table:name="Table3" table:style-name="Table3">
        <table:table-column table:style-name="Table3.A" table:number-columns-repeated="4"/>
        <table:table-row table:style-name="TableLine94099271902848">
          <table:table-cell table:style-name="Table3.A1" office:value-type="string">
            <text:p text:style-name="P37">8</text:p>
          </table:table-cell>
          <table:table-cell table:style-name="Table3.A1" office:value-type="string">
            <text:p text:style-name="P37">8</text:p>
          </table:table-cell>
          <table:table-cell table:style-name="Table3.A1" office:value-type="string">
            <text:p text:style-name="P37">8</text:p>
          </table:table-cell>
          <table:table-cell table:style-name="Table3.D1" office:value-type="string">
            <text:p text:style-name="P37">6</text:p>
          </table:table-cell>
        </table:table-row>
        <table:table-row table:style-name="TableLine94099271902848">
          <table:table-cell table:style-name="Table3.A2" office:value-type="string">
            <text:p text:style-name="P35">11111111</text:p>
          </table:table-cell>
          <table:table-cell table:style-name="Table3.A2" office:value-type="string">
            <text:p text:style-name="P35">11111111</text:p>
          </table:table-cell>
          <table:table-cell table:style-name="Table3.A2" office:value-type="string">
            <text:p text:style-name="P35">11111111</text:p>
          </table:table-cell>
          <table:table-cell table:style-name="Table3.D2" office:value-type="string">
            <text:p text:style-name="P35">1111<text:span text:style-name="T3">11</text:span>00</text:p>
          </table:table-cell>
        </table:table-row>
        <table:table-row table:style-name="TableLine94099271902848">
          <table:table-cell table:style-name="Table3.A2" office:value-type="string">
            <text:p text:style-name="P37">255</text:p>
          </table:table-cell>
          <table:table-cell table:style-name="Table3.A2" office:value-type="string">
            <text:p text:style-name="P37">255</text:p>
          </table:table-cell>
          <table:table-cell table:style-name="Table3.A2" office:value-type="string">
            <text:p text:style-name="P35"><text:span text:style-name="T3">255</text:span></text:p>
          </table:table-cell>
          <table:table-cell table:style-name="Table3.D2" office:value-type="string">
            <text:p text:style-name="P37">252</text:p>
          </table:table-cell>
        </table:table-row>
      </table:table>
      <text:p text:style-name="P25"/>
      <text:p text:style-name="P26">255.255.255.252</text:p>
      <text:p text:style-name="P26"/>
      <text:p text:style-name="P23">Quiz #5</text:p>
      <text:p text:style-name="P27"/>
      <text:p text:style-name="P27">1. Which of the following is the resident subnet ID for IP address 10.7.99.133/24?</text:p>
      <text:p text:style-name="P27"/>
      <text:p text:style-name="P27">A. 10.0.0.0</text:p>
      <text:p text:style-name="P27">B. 10.7.0.0</text:p>
      <text:p text:style-name="P11">C. 10.7.99.0</text:p>
      <text:p text:style-name="P27">D. 10.7.99.128</text:p>
      <text:p text:style-name="P27"/>
      <text:p text:style-name="P27">/24 = 255.255.255.0</text:p>
      <text:p text:style-name="P27">10.7.99.0</text:p>
      <text:p text:style-name="P27"/>
      <text:p text:style-name="P27">2. Which of the following is the resident subnet for IP address 192.168.44.97/30?</text:p>
      <text:p text:style-name="P27"/>
      <text:p text:style-name="P27">A. 192.168.44.0</text:p>
      <text:p text:style-name="P27">B. 192.168.44.64</text:p>
      <text:p text:style-name="P11">C. 192.168.44.96</text:p>
      <text:p text:style-name="P27">D. 192.168.44.128</text:p>
      <text:p text:style-name="P27"/>
      <text:p text:style-name="P27">/30 = 255.255.255.252</text:p>
      <text:p text:style-name="P27"><text:s text:c="30"/>.111111 00 – <text:span text:style-name="T4">Mask</text:span></text:p>
      <text:p text:style-name="P28"><text:tab/><text:tab/> <text:s text:c="5"/>.<text:span text:style-name="T4">011000 01 – Address </text:span></text:p>
      <text:p text:style-name="P28"><text:tab/><text:tab/> <text:s text:c="5"/>.<text:span text:style-name="T4">011000 00 – Network = 96</text:span><text:tab/></text:p>
      <text:p text:style-name="P27"><text:tab/><text:tab/> <text:s text:c="5"/><text:tab/></text:p>
      <text:p text:style-name="P27">192.168.44.<text:span text:style-name="T4">96</text:span></text:p>
      <text:p text:style-name="P27"/>
      <text:p text:style-name="P29"/>
      <text:p text:style-name="P29"/>
      <text:p text:style-name="P29"><text:soft-page-break/>3. Which of the following is the subnet broadcast address for the subnet in which IP address 172.31.77.201/27 resides?</text:p>
      <text:p text:style-name="P29"/>
      <text:p text:style-name="P29">A.172.31.201.255</text:p>
      <text:p text:style-name="P29">B. 172.31.255.255</text:p>
      <text:p text:style-name="P12">C. 172.31.77.223</text:p>
      <text:p text:style-name="P29">D. 172.31.77.207</text:p>
      <text:p text:style-name="P29"/>
      <text:p text:style-name="P29">/<text:span text:style-name="T5">27 = 255.255.255.?</text:span></text:p>
      <text:p text:style-name="P29"/>
      <text:p text:style-name="P32">27 = 8 + 8 + 8 +3</text:p>
      <text:p text:style-name="P30"/>
      <table:table table:name="Table4" table:style-name="Table4">
        <table:table-column table:style-name="Table4.A" table:number-columns-repeated="4"/>
        <table:table-row table:style-name="TableLine94099243868080">
          <table:table-cell table:style-name="Table4.A1" office:value-type="string">
            <text:p text:style-name="P38">8</text:p>
          </table:table-cell>
          <table:table-cell table:style-name="Table4.A1" office:value-type="string">
            <text:p text:style-name="P38">8</text:p>
          </table:table-cell>
          <table:table-cell table:style-name="Table4.A1" office:value-type="string">
            <text:p text:style-name="P38">8</text:p>
          </table:table-cell>
          <table:table-cell table:style-name="Table4.D1" office:value-type="string">
            <text:p text:style-name="P39">3</text:p>
          </table:table-cell>
        </table:table-row>
        <table:table-row table:style-name="TableLine94099243868080">
          <table:table-cell table:style-name="Table4.A2" office:value-type="string">
            <text:p text:style-name="P36">11111111</text:p>
          </table:table-cell>
          <table:table-cell table:style-name="Table4.A2" office:value-type="string">
            <text:p text:style-name="P36">11111111</text:p>
          </table:table-cell>
          <table:table-cell table:style-name="Table4.A2" office:value-type="string">
            <text:p text:style-name="P36">11111111</text:p>
          </table:table-cell>
          <table:table-cell table:style-name="Table4.D2" office:value-type="string">
            <text:p text:style-name="P36">111<text:span text:style-name="T5">000</text:span>00</text:p>
          </table:table-cell>
        </table:table-row>
        <table:table-row table:style-name="TableLine94099243868080">
          <table:table-cell table:style-name="Table4.A2" office:value-type="string">
            <text:p text:style-name="P38">255</text:p>
          </table:table-cell>
          <table:table-cell table:style-name="Table4.A2" office:value-type="string">
            <text:p text:style-name="P38">255</text:p>
          </table:table-cell>
          <table:table-cell table:style-name="Table4.A2" office:value-type="string">
            <text:p text:style-name="P36"><text:span text:style-name="T3">255</text:span></text:p>
          </table:table-cell>
          <table:table-cell table:style-name="Table4.D2" office:value-type="string">
            <text:p text:style-name="P38">2<text:span text:style-name="T5">24</text:span></text:p>
          </table:table-cell>
        </table:table-row>
      </table:table>
      <text:p text:style-name="P31"/>
      <text:p text:style-name="P31">/<text:span text:style-name="T5">27 = 255.255.255.224</text:span></text:p>
      <text:p text:style-name="P31"><text:s text:c="29"/>.<text:span text:style-name="T5">111 00000 – Mask</text:span></text:p>
      <text:p text:style-name="P31"><text:s/><text:tab/><text:tab/> <text:s text:c="5"/>.<text:span text:style-name="T5">110 01001 – 201</text:span></text:p>
      <text:p text:style-name="P31"><text:tab/><text:tab/> <text:s text:c="5"/>.<text:span text:style-name="T5">110 00000 – Network = 192</text:span></text:p>
      <text:p text:style-name="P32"/>
      <text:p text:style-name="P32">Network is 172.31.77.192/27</text:p>
      <text:p text:style-name="P32">Host min – 172.31.77.193</text:p>
      <text:p text:style-name="P32">Host max – ? </text:p>
      <text:p text:style-name="P32"/>
      <text:p text:style-name="P32">110 000001</text:p>
      <text:p text:style-name="P33">110 111110 = 222</text:p>
      <text:p text:style-name="P33"/>
      <text:p text:style-name="P33">Host max – 172.31.77.222</text:p>
      <text:p text:style-name="P33">Broadcast – 172.31.77.223</text:p>
      <text:p text:style-name="P32"/>
      <text:p text:style-name="P32"/>
      <text:p text:style-name="P31"><text:span text:style-name="T5"><text:s/></text:span><text:s/><text:tab/><text:tab/></text:p>
      <text:p text:style-name="P31"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lya Shmadchenko</meta:initial-creator>
    <meta:creation-date>2022-02-07T10:52:49.148118879</meta:creation-date>
    <dc:date>2022-02-07T13:03:07.750677124</dc:date>
    <dc:creator>Ilya Shmadchenko</dc:creator>
    <meta:editing-duration>PT23M54S</meta:editing-duration>
    <meta:editing-cycles>8</meta:editing-cycles>
    <meta:generator>LibreOffice/7.2.5.2.0$Linux_X86_64 LibreOffice_project/20$Build-2</meta:generator>
    <meta:document-statistic meta:table-count="4" meta:image-count="0" meta:object-count="0" meta:page-count="4" meta:paragraph-count="163" meta:word-count="630" meta:character-count="3582" meta:non-whitespace-character-count="2990"/>
  </office:meta>
</office:document-meta>
</file>